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CDATA.execute( XMLConsumer consumer , ExpressionContext expressionContext , ExecutionContext executionContext , MacroContext macroContext ,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dCDATA.EndCDATA( Locator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